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color="#9966cc" draw:marker-end="Arrow" draw:marker-end-width="0.3cm" draw:fill="none" draw:fill-color="#ffffff" draw:textarea-vertical-align="middle"/>
    </style:style>
    <style:style style:name="gr2" style:family="graphic" style:parent-style-name="objectwithoutfill">
      <style:graphic-properties svg:stroke-color="#9966cc"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marker-end="Line_20_Arrow" draw:fill="none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-color="#ccffff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Line_20_Arrow" draw:marker-end-width="0.3cm" draw:fill="none" draw:textarea-vertical-align="middle"/>
    </style:style>
    <style:style style:name="gr10" style:family="graphic" style:parent-style-name="objectwithoutfill">
      <style:graphic-properties draw:marker-end="Line_20_Arrow" draw:marker-end-width="0.3cm" draw:fill="none" draw:textarea-vertical-align="middle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Ultrafine_20_Dashed" draw:marker-end="Line_20_Arrow" draw:marker-end-width="0.3cm" draw:fill="none" draw:textarea-vertical-align="middle"/>
    </style:style>
    <style:style style:name="gr13" style:family="graphic" style:parent-style-name="objectwithoutfill">
      <style:graphic-properties draw:stroke="solid" draw:stroke-dash="Ultrafine_20_Dashed" svg:stroke-color="#9966cc" draw:marker-end="Arrowheads_20_1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fo:min-height="0.377cm"/>
    </style:style>
    <style:style style:name="gr15" style:family="graphic" style:parent-style-name="objectwithoutfill">
      <style:graphic-properties draw:marker-end="" draw:marker-end-width="0.3cm" draw:fill="none" draw:textarea-vertical-align="middle"/>
    </style:style>
    <style:style style:name="gr16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solid" draw:stroke-dash="Ultrafine_20_Dashed" svg:stroke-color="#9966cc" draw:marker-end="Arrow" draw:marker-end-width="0.3cm" draw:fill="none" draw:textarea-vertical-align="middle"/>
    </style:style>
    <style:style style:name="gr21" style:family="graphic" style:parent-style-name="standard">
      <style:graphic-properties draw:stroke="none" draw:stroke-dash="Ultrafine_20_Dashed" svg:stroke-color="#000000" draw:fill="none" draw:fill-color="#ffffff" fo:min-height="0.323cm"/>
    </style:style>
    <style:style style:name="gr22" style:family="graphic" style:parent-style-name="standard">
      <style:graphic-properties draw:stroke="none" draw:stroke-dash="Ultrafine_20_Dashed" svg:stroke-color="#000000" draw:fill="none" draw:fill-color="#ffffff" fo:min-height="0.27cm"/>
    </style:style>
    <style:style style:name="gr23" style:family="graphic" style:parent-style-name="objectwithoutfill">
      <style:graphic-properties draw:stroke="dash" draw:stroke-dash="Ultrafine_20_Dashed" svg:stroke-color="#cccccc" draw:marker-end="Line_20_Arrow" draw:marker-end-width="0.3cm" draw:fill="none" draw:textarea-vertical-align="middle"/>
    </style:style>
    <style:style style:name="gr24" style:family="graphic" style:parent-style-name="standard">
      <style:graphic-properties svg:stroke-color="#000000" draw:textarea-vertical-align="middle"/>
    </style:style>
    <style:style style:name="gr25" style:family="graphic" style:parent-style-name="standard">
      <style:graphic-properties svg:stroke-color="#000000" draw:fill="solid" draw:fill-color="#ffffff" draw:textarea-vertical-align="middle"/>
    </style:style>
    <style:style style:name="gr26" style:family="graphic" style:parent-style-name="objectwithoutfill">
      <style:graphic-properties svg:stroke-color="#000000" draw:marker-end="Line_20_Arrow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paragraph-properties fo:text-align="start"/>
      <style:text-properties fo:font-style="italic" style:font-style-asian="italic" style:font-style-complex="italic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draw:line-skew="3.787cm" svg:x1="3.469cm" svg:y1="15.956cm" svg:x2="19.748cm" svg:y2="25.38cm" draw:start-shape="id1" draw:start-glue-point="2" draw:end-shape="id2" draw:end-glue-point="0" svg:d="M3469 15956c0 12748 16279 8037 16279 9424" svg:viewBox="0 0 16280 9425">
          <text:p/>
        </draw:connector>
        <draw:connector draw:style-name="gr2" draw:text-style-name="P1" draw:layer="layout" draw:type="curve" draw:line-skew="-0.639cm" svg:x1="3.469cm" svg:y1="15.956cm" svg:x2="19.748cm" svg:y2="21.94cm" draw:start-shape="id1" draw:start-glue-point="2" draw:end-shape="id3" draw:end-glue-point="2" svg:d="M3469 15956c0 8769 16279 5777 16279 5984" svg:viewBox="0 0 16280 6315">
          <text:p/>
        </draw:connector>
        <draw:connector draw:style-name="gr1" draw:text-style-name="P1" draw:layer="layout" draw:type="curve" draw:line-skew="2.443cm" svg:x1="3.469cm" svg:y1="15.956cm" svg:x2="19.748cm" svg:y2="23.08cm" draw:start-shape="id1" draw:start-glue-point="2" draw:end-shape="id4" draw:end-glue-point="0" svg:d="M3469 15956c0 9007 16279 5446 16279 7124" svg:viewBox="0 0 16280 7125">
          <text:p/>
        </draw:connector>
        <draw:custom-shape draw:style-name="gr3" draw:text-style-name="P1" draw:layer="layout" svg:width="25.94cm" svg:height="25.94cm" svg:x="1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112cm" svg:height="4.292cm" svg:x="21.828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xml:id="id18" draw:id="id18" draw:layer="layout" svg:width="3.431cm" svg:height="1.355cm" svg:x="1.4cm" svg:y="1.2cm">
          <text:p text:style-name="P1"><text:span text:style-name="T1">Editor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9" draw:id="id19" draw:layer="layout" svg:width="3.919cm" svg:height="1.355cm" svg:x="16.671cm" svg:y="1.2cm">
          <text:p text:style-name="P1"><text:span text:style-name="T1">EditorLinkDia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7" draw:id="id17" draw:layer="layout" svg:width="3.485cm" svg:height="1.355cm" svg:x="8.824cm" svg:y="2.951cm">
          <text:p text:style-name="P1"><text:span text:style-name="T1">EditorToolba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1" draw:id="id11" draw:layer="layout" svg:width="2.906cm" svg:height="1.355cm" svg:x="2.016cm" svg:y="9.384cm">
          <text:p text:style-name="P1"><text:span text:style-name="T1">Editor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6" draw:id="id16" draw:layer="layout" svg:width="4.859cm" svg:height="1.355cm" svg:x="7.491cm" svg:y="9.381cm">
          <text:p text:style-name="P1"><text:span text:style-name="T1">EditorWidgetType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0" draw:id="id10" draw:layer="layout" svg:width="3.975cm" svg:height="1.355cm" svg:x="7.934cm" svg:y="11.787cm">
          <text:p text:style-name="P1"><text:span text:style-name="T1">EditorWidget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3" draw:id="id13" draw:layer="layout" svg:width="3.944cm" svg:height="1.355cm" svg:x="18.751cm" svg:y="9.136cm">
          <text:p text:style-name="P1"><text:span text:style-name="T1">EditorFormBa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5" draw:id="id15" draw:layer="layout" svg:width="4.032cm" svg:height="1.355cm" svg:x="22.624cm" svg:y="11.785cm">
          <text:p text:style-name="P1"><text:span text:style-name="T1">EditorSaveDialo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20" draw:id="id20" draw:layer="layout" svg:width="3.204cm" svg:height="1.355cm" svg:x="14.392cm" svg:y="6.543cm">
          <text:p text:style-name="P1"><text:span text:style-name="T1">EditorWidg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14" draw:id="id14" draw:layer="layout" svg:width="2.823cm" svg:height="1.36cm" svg:x="16.818cm" svg:y="11.79cm">
          <text:p text:style-name="P1"><text:span text:style-name="T1">EditorFor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5" draw:id="id5" draw:layer="layout" svg:width="1.558cm" svg:height="1.355cm" svg:x="2.69cm" svg:y="11.787cm">
          <text:p text:style-name="P1"><text:span text:style-name="T1">Ed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" draw:id="id1" draw:layer="layout" svg:width="3.932cm" svg:height="1.355cm" svg:x="1.503cm" svg:y="14.601cm">
          <text:p text:style-name="P1"><text:span text:style-name="T1">jQuery Initializ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9" draw:id="id9" draw:layer="layout" svg:width="6.972cm" svg:height="1.355cm" svg:x="6.435cm" svg:y="14.61cm">
          <text:p text:style-name="P1"><text:span text:style-name="T1">EditorWidgetTypeContentEdi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7" draw:id="id7" draw:layer="layout" svg:width="5.584cm" svg:height="1.36cm" svg:x="7.129cm" svg:y="20.053cm">
          <text:p text:style-name="P1"><text:span text:style-name="T1">EditorWidgetTypeLine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6" draw:id="id6" draw:layer="layout" svg:width="5.612cm" svg:height="1.354cm" svg:x="7.114cm" svg:y="22.717cm">
          <text:p text:style-name="P1"><text:span text:style-name="T1">EditorWidgetTypeDrop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22" draw:id="id22" draw:layer="layout" svg:width="5.859cm" svg:height="1.36cm" svg:x="15.818cm" svg:y="14.606cm">
          <text:p text:style-name="P1"><text:span text:style-name="T1">EditorWidgetTypeImageBo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3" draw:layer="layout" svg:x1="3.469cm" svg:y1="14.601cm" svg:x2="3.469cm" svg:y2="13.142cm" draw:start-shape="id1" draw:start-glue-point="0" draw:end-shape="id5" draw:end-glue-point="2" svg:d="M3469 14601v-1459" svg:viewBox="0 0 1 1460">
          <text:p/>
        </draw:connector>
        <draw:connector draw:style-name="gr9" draw:text-style-name="P1" draw:layer="layout" svg:x1="9.92cm" svg:y1="22.717cm" svg:x2="9.921cm" svg:y2="21.413cm" draw:start-shape="id6" draw:start-glue-point="0" draw:end-shape="id7" draw:end-glue-point="2" svg:d="M9920 22717v-652h1v-652" svg:viewBox="0 0 2 1305">
          <text:p/>
        </draw:connector>
        <draw:connector draw:style-name="gr9" draw:text-style-name="P1" draw:layer="layout" svg:x1="9.921cm" svg:y1="17.473cm" svg:x2="9.921cm" svg:y2="15.965cm" draw:start-shape="id8" draw:start-glue-point="0" draw:end-shape="id9" draw:end-glue-point="2" svg:d="M9921 17473v-1508" svg:viewBox="0 0 1 1509">
          <text:p/>
        </draw:connector>
        <draw:connector draw:style-name="gr9" draw:text-style-name="P1" draw:layer="layout" svg:x1="9.921cm" svg:y1="14.61cm" svg:x2="9.921cm" svg:y2="13.142cm" draw:start-shape="id9" draw:start-glue-point="0" draw:end-shape="id10" draw:end-glue-point="2" svg:d="M9921 14610v-1468" svg:viewBox="0 0 1 1469">
          <text:p/>
        </draw:connector>
        <draw:connector draw:style-name="gr10" draw:text-style-name="P3" draw:layer="layout" svg:x1="3.469cm" svg:y1="11.787cm" svg:x2="3.469cm" svg:y2="10.739cm" draw:start-shape="id5" draw:start-glue-point="0" draw:end-shape="id11" draw:end-glue-point="2" svg:d="M3469 11787v-1048" svg:viewBox="0 0 1 1049">
          <text:p text:style-name="P1"><text:span text:style-name="T2"><text:s text:c="17"/></text:span><text:span text:style-name="T2">Inherits</text:span></text:p>
        </draw:connector>
        <draw:connector draw:style-name="gr9" draw:text-style-name="P1" draw:layer="layout" draw:line-skew="1.131cm" svg:x1="19.641cm" svg:y1="12.47cm" svg:x2="20.723cm" svg:y2="10.491cm" draw:start-shape="id12" draw:start-glue-point="0" draw:end-shape="id13" draw:end-glue-point="2" svg:d="M19641 12470v141h1082v-2120" svg:viewBox="0 0 1083 2121">
          <text:p/>
        </draw:connector>
        <draw:connector draw:style-name="gr11" draw:text-style-name="P1" xml:id="id12" draw:id="id12" draw:layer="layout" svg:x1="19.641cm" svg:y1="12.47cm" svg:x2="19.641cm" svg:y2="12.47cm" draw:start-shape="id14" draw:start-glue-point="1" draw:end-shape="id14" draw:end-glue-point="1" svg:d="M19641 12470z" svg:viewBox="0 0 1 1">
          <text:p/>
        </draw:connector>
        <draw:connector draw:style-name="gr12" draw:text-style-name="P1" draw:layer="layout" svg:x1="24.64cm" svg:y1="11.785cm" svg:x2="22.695cm" svg:y2="9.813cm" draw:start-shape="id15" draw:start-glue-point="0" draw:end-shape="id13" draw:end-glue-point="1" svg:d="M24640 11785v-1972h-1945" svg:viewBox="0 0 1946 1973">
          <text:p/>
        </draw:connector>
        <draw:connector draw:style-name="gr12" draw:text-style-name="P1" draw:layer="layout" svg:x1="16.818cm" svg:y1="12.47cm" svg:x2="11.909cm" svg:y2="12.464cm" draw:start-shape="id14" draw:start-glue-point="3" draw:end-shape="id10" draw:end-glue-point="1" svg:d="M16818 12470h-2455v-6h-2454" svg:viewBox="0 0 4910 7">
          <text:p/>
        </draw:connector>
        <draw:connector draw:style-name="gr9" draw:text-style-name="P1" draw:layer="layout" svg:x1="9.921cm" svg:y1="11.787cm" svg:x2="9.92cm" svg:y2="10.736cm" draw:start-shape="id10" draw:start-glue-point="0" draw:end-shape="id16" draw:end-glue-point="2" svg:d="M9921 11787v-526h-1v-525" svg:viewBox="0 0 2 1052">
          <text:p/>
        </draw:connector>
        <draw:connector draw:style-name="gr12" draw:text-style-name="P3" draw:layer="layout" svg:x1="10.566cm" svg:y1="2.951cm" svg:x2="4.831cm" svg:y2="1.877cm" draw:start-shape="id17" draw:start-glue-point="0" draw:end-shape="id18" draw:end-glue-point="1" svg:d="M10566 2951v-1074h-5735" svg:viewBox="0 0 5736 1075">
          <text:p/>
        </draw:connector>
        <draw:connector draw:style-name="gr12" draw:text-style-name="P1" draw:layer="layout" svg:x1="10.566cm" svg:y1="2.951cm" svg:x2="16.671cm" svg:y2="1.877cm" draw:start-shape="id17" draw:start-glue-point="0" draw:end-shape="id19" draw:end-glue-point="3" svg:d="M10566 2951v-1074h6105" svg:viewBox="0 0 6106 1075">
          <text:p/>
        </draw:connector>
        <draw:connector draw:style-name="gr11" draw:text-style-name="P1" draw:layer="layout" svg:x1="4.248cm" svg:y1="12.464cm" svg:x2="7.934cm" svg:y2="12.464cm" draw:start-shape="id5" draw:start-glue-point="1" draw:end-shape="id10" draw:end-glue-point="3" svg:d="M4248 12464h3686" svg:viewBox="0 0 3687 1">
          <text:p/>
        </draw:connector>
        <draw:connector draw:style-name="gr12" draw:text-style-name="P1" draw:layer="layout" svg:x1="4.922cm" svg:y1="10.061cm" svg:x2="7.491cm" svg:y2="10.058cm" draw:start-shape="id11" draw:start-glue-point="1" draw:end-shape="id16" draw:end-glue-point="3" svg:d="M4922 10061h1284v-3h1285" svg:viewBox="0 0 2570 4">
          <text:p/>
        </draw:connector>
        <draw:connector draw:style-name="gr12" draw:text-style-name="P1" draw:layer="layout" draw:line-skew="-1.666cm" svg:x1="10.566cm" svg:y1="4.306cm" svg:x2="3.469cm" svg:y2="9.384cm" draw:start-shape="id17" draw:start-glue-point="2" draw:end-shape="id11" draw:end-glue-point="0" svg:d="M10566 4306v872h-7097v4206" svg:viewBox="0 0 7098 5079">
          <text:p/>
        </draw:connector>
        <draw:connector draw:style-name="gr12" draw:text-style-name="P1" draw:layer="layout" svg:x1="14.392cm" svg:y1="7.22cm" svg:x2="11.909cm" svg:y2="12.464cm" draw:start-shape="id20" draw:start-glue-point="3" draw:end-shape="id10" draw:end-glue-point="1" svg:d="M14392 7220h-1242v5244h-1241" svg:viewBox="0 0 2484 5245">
          <text:p/>
        </draw:connector>
        <draw:connector draw:style-name="gr12" draw:text-style-name="P1" draw:layer="layout" svg:x1="18.229cm" svg:y1="11.79cm" svg:x2="12.309cm" svg:y2="3.628cm" draw:start-shape="id14" draw:start-glue-point="0" draw:end-shape="id17" draw:end-glue-point="1" svg:d="M18229 11790v-8162h-5920" svg:viewBox="0 0 5921 8163">
          <text:p/>
        </draw:connector>
        <draw:connector draw:style-name="gr13" draw:text-style-name="P1" draw:layer="layout" draw:line-skew="-0.678cm" svg:x1="2.69cm" svg:y1="12.464cm" svg:x2="8.824cm" svg:y2="3.628cm" draw:start-shape="id5" draw:start-glue-point="3" draw:end-shape="id17" draw:end-glue-point="3" svg:d="M2690 12464h-1179v-8836h7313" svg:viewBox="0 0 7314 8837">
          <text:p/>
        </draw:connector>
        <draw:frame draw:style-name="gr14" draw:text-style-name="P4" draw:layer="layout" svg:width="2.159cm" svg:height="0.627cm" svg:x="5.034cm" svg:y="2.08cm">
          <draw:text-box>
            <text:p text:style-name="P4"><text:span text:style-name="T2">Reference</text:span></text:p>
          </draw:text-box>
        </draw:frame>
        <draw:frame draw:style-name="gr14" draw:text-style-name="P4" draw:layer="layout" svg:width="2.159cm" svg:height="0.627cm" svg:x="14.936cm" svg:y="2.046cm">
          <draw:text-box>
            <text:p text:style-name="P4"><text:span text:style-name="T2">Reference</text:span></text:p>
          </draw:text-box>
        </draw:frame>
        <draw:frame draw:style-name="gr14" draw:text-style-name="P4" draw:layer="layout" svg:width="2.159cm" svg:height="0.627cm" svg:x="12.917cm" svg:y="3.787cm">
          <draw:text-box>
            <text:p text:style-name="P4"><text:span text:style-name="T2">Reference</text:span></text:p>
          </draw:text-box>
        </draw:frame>
        <draw:frame draw:style-name="gr14" draw:text-style-name="P4" draw:layer="layout" svg:width="2.159cm" svg:height="0.627cm" svg:x="22.459cm" svg:y="13.584cm">
          <draw:text-box>
            <text:p text:style-name="P4"><text:span text:style-name="T2">Create (1,1)</text:span></text:p>
          </draw:text-box>
        </draw:frame>
        <draw:frame draw:style-name="gr14" draw:text-style-name="P4" draw:layer="layout" svg:width="2.159cm" svg:height="0.627cm" svg:x="22.849cm" svg:y="10.066cm">
          <draw:text-box>
            <text:p text:style-name="P4"><text:span text:style-name="T2">Reference</text:span></text:p>
          </draw:text-box>
        </draw:frame>
        <draw:frame draw:style-name="gr14" draw:text-style-name="P4" draw:layer="layout" svg:width="2.159cm" svg:height="0.627cm" svg:x="20.75cm" svg:y="10.7cm">
          <draw:text-box>
            <text:p text:style-name="P4"><text:span text:style-name="T2">Inherits</text:span></text:p>
          </draw:text-box>
        </draw:frame>
        <draw:frame draw:style-name="gr14" draw:text-style-name="P4" draw:layer="layout" svg:width="2.159cm" svg:height="0.627cm" svg:x="16.135cm" svg:y="8.619cm">
          <draw:text-box>
            <text:p text:style-name="P4"><text:span text:style-name="T2">Create (1,n)</text:span></text:p>
          </draw:text-box>
        </draw:frame>
        <draw:connector draw:style-name="gr15" draw:text-style-name="P1" draw:layer="layout" svg:x1="16.818cm" svg:y1="18.86cm" svg:x2="11.909cm" svg:y2="12.464cm" draw:start-shape="id21" draw:start-glue-point="3" draw:end-shape="id10" draw:end-glue-point="1" svg:d="M16818 18860h-2455v-6396h-2454" svg:viewBox="0 0 4910 6397">
          <text:p/>
        </draw:connector>
        <draw:connector draw:style-name="gr9" draw:text-style-name="P1" draw:layer="layout" draw:line-skew="0.5cm" svg:x1="15.818cm" svg:y1="15.286cm" svg:x2="11.909cm" svg:y2="12.464cm" draw:start-shape="id22" draw:start-glue-point="3" draw:end-shape="id10" draw:end-glue-point="1" svg:d="M15818 15286h-1455v-2822h-2454" svg:viewBox="0 0 3910 2823">
          <text:p/>
        </draw:connector>
        <draw:frame draw:style-name="gr14" draw:text-style-name="P4" draw:layer="layout" svg:width="2.159cm" svg:height="0.627cm" svg:x="14.492cm" svg:y="15.381cm">
          <draw:text-box>
            <text:p text:style-name="P4"><text:span text:style-name="T2">Inherits</text:span></text:p>
          </draw:text-box>
        </draw:frame>
        <draw:frame draw:style-name="gr14" draw:text-style-name="P4" draw:layer="layout" svg:width="2.159cm" svg:height="0.627cm" svg:x="15.148cm" svg:y="18.303cm">
          <draw:text-box>
            <text:p text:style-name="P4"><text:span text:style-name="T2">Inherits</text:span></text:p>
          </draw:text-box>
        </draw:frame>
        <draw:frame draw:style-name="gr14" draw:text-style-name="P4" draw:layer="layout" svg:width="2.159cm" svg:height="0.627cm" svg:x="14.71cm" svg:y="13.983cm">
          <draw:text-box>
            <text:p text:style-name="P4"><text:span text:style-name="T2">Create (1,n)</text:span></text:p>
          </draw:text-box>
        </draw:frame>
        <draw:frame draw:style-name="gr14" draw:text-style-name="P4" draw:layer="layout" svg:width="2.159cm" svg:height="0.627cm" svg:x="10.688cm" svg:y="4.554cm">
          <draw:text-box>
            <text:p text:style-name="P4"><text:span text:style-name="T2">Reference</text:span></text:p>
          </draw:text-box>
        </draw:frame>
        <draw:frame draw:style-name="gr14" draw:text-style-name="P4" draw:layer="layout" svg:width="2.436cm" svg:height="0.627cm" svg:x="5.323cm" svg:y="12.595cm">
          <draw:text-box>
            <text:p text:style-name="P4"><text:span text:style-name="T2">Register (1,n)</text:span></text:p>
          </draw:text-box>
        </draw:frame>
        <draw:frame draw:style-name="gr14" draw:text-style-name="P4" draw:layer="layout" svg:width="2.159cm" svg:height="0.627cm" svg:x="5.014cm" svg:y="10.089cm">
          <draw:text-box>
            <text:p text:style-name="P4"><text:span text:style-name="T2">Reference</text:span></text:p>
          </draw:text-box>
        </draw:frame>
        <draw:frame draw:style-name="gr14" draw:text-style-name="P4" draw:layer="layout" svg:width="2.159cm" svg:height="0.627cm" svg:x="10.029cm" svg:y="10.96cm">
          <draw:text-box>
            <text:p text:style-name="P4"><text:span text:style-name="T2">Inherits</text:span></text:p>
          </draw:text-box>
        </draw:frame>
        <draw:frame draw:style-name="gr14" draw:text-style-name="P4" draw:layer="layout" svg:width="2.159cm" svg:height="0.627cm" svg:x="9.992cm" svg:y="21.66cm">
          <draw:text-box>
            <text:p text:style-name="P4"><text:span text:style-name="T2">Inherits</text:span></text:p>
          </draw:text-box>
        </draw:frame>
        <draw:frame draw:style-name="gr14" draw:text-style-name="P4" draw:layer="layout" svg:width="2.159cm" svg:height="0.627cm" svg:x="9.993cm" svg:y="18.997cm">
          <draw:text-box>
            <text:p text:style-name="P4"><text:span text:style-name="T2">Inherits</text:span></text:p>
          </draw:text-box>
        </draw:frame>
        <draw:frame draw:style-name="gr14" draw:text-style-name="P4" draw:layer="layout" svg:width="2.159cm" svg:height="0.627cm" svg:x="9.994cm" svg:y="16.356cm">
          <draw:text-box>
            <text:p text:style-name="P4"><text:span text:style-name="T2">Inherits</text:span></text:p>
          </draw:text-box>
        </draw:frame>
        <draw:frame draw:style-name="gr14" draw:text-style-name="P4" draw:layer="layout" svg:width="2.159cm" svg:height="0.627cm" svg:x="9.994cm" svg:y="13.64cm">
          <draw:text-box>
            <text:p text:style-name="P4"><text:span text:style-name="T2">Inherits</text:span></text:p>
          </draw:text-box>
        </draw:frame>
        <draw:custom-shape draw:style-name="gr16" draw:text-style-name="P2" draw:layer="layout" svg:width="0.7cm" svg:height="0.7cm" svg:x="22.342cm" svg:y="1.2cm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2.159cm" svg:height="0.627cm" svg:x="23.258cm" svg:y="1.3cm">
          <draw:text-box>
            <text:p text:style-name="P4"><text:span text:style-name="T2">statics only</text:span></text:p>
          </draw:text-box>
        </draw:frame>
        <draw:custom-shape draw:style-name="gr17" draw:text-style-name="P2" draw:layer="layout" svg:width="0.7cm" svg:height="0.7cm" svg:x="22.343cm" svg:y="2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2.159cm" svg:height="0.627cm" svg:x="23.259cm" svg:y="2.301cm">
          <draw:text-box>
            <text:p text:style-name="P4"><text:span text:style-name="T2">base class</text:span></text:p>
          </draw:text-box>
        </draw:frame>
        <draw:custom-shape draw:style-name="gr18" draw:text-style-name="P2" draw:layer="layout" svg:width="0.7cm" svg:height="0.7cm" svg:x="22.344cm" svg:y="3.3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2.745cm" svg:height="0.627cm" svg:x="23.26cm" svg:y="3.402cm">
          <draw:text-box>
            <text:p text:style-name="P4"><text:span text:style-name="T2">inheriting class</text:span></text:p>
          </draw:text-box>
        </draw:frame>
        <draw:custom-shape draw:style-name="gr19" draw:text-style-name="P2" draw:layer="layout" svg:width="0.7cm" svg:height="0.7cm" svg:x="22.345cm" svg:y="4.30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2.745cm" svg:height="0.627cm" svg:x="23.261cm" svg:y="4.403cm">
          <draw:text-box>
            <text:p text:style-name="P4"><text:span text:style-name="T2">function</text:span></text:p>
          </draw:text-box>
        </draw:frame>
        <draw:frame draw:style-name="gr14" draw:text-style-name="P6" draw:layer="layout" svg:width="1.998cm" svg:height="0.627cm" svg:x="24.942cm" svg:y="1cm">
          <draw:text-box>
            <text:p text:style-name="P5"><text:span text:style-name="T3">Legend</text:span></text:p>
          </draw:text-box>
        </draw:frame>
        <draw:frame draw:style-name="gr14" draw:text-style-name="P4" draw:layer="layout" svg:width="2.159cm" svg:height="0.627cm" svg:x="12.616cm" svg:y="6.61cm">
          <draw:text-box>
            <text:p text:style-name="P4"><text:span text:style-name="T2">Reference</text:span></text:p>
          </draw:text-box>
        </draw:frame>
        <draw:connector draw:style-name="gr20" draw:text-style-name="P1" draw:layer="layout" draw:type="curve" draw:line-skew="0.466cm" svg:x1="3.469cm" svg:y1="13.142cm" svg:x2="18.229cm" svg:y2="13.15cm" draw:start-shape="id5" draw:end-shape="id14" draw:end-glue-point="2" svg:d="M3469 13142c0 1462 14760 1458 14760 8" svg:viewBox="0 0 14761 1097">
          <text:p/>
        </draw:connector>
        <draw:frame draw:style-name="gr14" draw:text-style-name="P4" draw:layer="layout" svg:width="2.159cm" svg:height="0.627cm" svg:x="15.089cm" svg:y="12.567cm">
          <draw:text-box>
            <text:p text:style-name="P4"><text:span text:style-name="T2">Reference</text:span></text:p>
          </draw:text-box>
        </draw:frame>
        <draw:connector draw:style-name="gr20" draw:text-style-name="P1" draw:layer="layout" draw:type="curve" draw:line-skew="-0.239cm" svg:x1="18.229cm" svg:y1="11.79cm" svg:x2="15.994cm" svg:y2="7.898cm" draw:start-shape="id14" draw:start-glue-point="0" draw:end-shape="id20" draw:end-glue-point="2" svg:d="M18229 11790c0-3277-2235-1332-2235-3892" svg:viewBox="0 0 2236 3893">
          <text:p/>
        </draw:connector>
        <draw:connector draw:style-name="gr20" draw:text-style-name="P1" draw:layer="layout" draw:type="curve" svg:x1="18.229cm" svg:y1="13.15cm" svg:x2="24.64cm" svg:y2="13.14cm" draw:start-shape="id14" draw:start-glue-point="2" draw:end-shape="id15" draw:end-glue-point="2" svg:d="M18229 13150c0 751 6411 756 6411-10" svg:viewBox="0 0 6412 575">
          <text:p/>
        </draw:connector>
        <draw:frame draw:style-name="gr21" draw:text-style-name="P1" draw:layer="layout" svg:width="2.079cm" svg:height="0.573cm" svg:x="1.506cm" svg:y="13.81cm">
          <draw:text-box>
            <text:p text:style-name="P1"><text:span text:style-name="T2">Create (1,1)</text:span></text:p>
          </draw:text-box>
        </draw:frame>
        <draw:frame draw:style-name="gr22" draw:text-style-name="P1" draw:layer="layout" svg:width="2.079cm" svg:height="0.573cm" svg:x="2.618cm" svg:y="3.727cm">
          <draw:text-box>
            <text:p text:style-name="P1"><text:span text:style-name="T2">Create (1,1)</text:span></text:p>
          </draw:text-box>
        </draw:frame>
        <draw:connector draw:style-name="gr2" draw:text-style-name="P1" draw:layer="layout" draw:type="curve" draw:line-skew="0.096cm" svg:x1="3.469cm" svg:y1="15.956cm" svg:x2="9.921cm" svg:y2="15.965cm" draw:start-shape="id1" draw:start-glue-point="2" draw:end-shape="id9" draw:end-glue-point="2" svg:d="M3469 15956c0 907 6452 903 6452 9" svg:viewBox="0 0 6453 681">
          <text:p/>
        </draw:connector>
        <draw:connector draw:style-name="gr2" draw:text-style-name="P1" draw:layer="layout" draw:type="curve" svg:x1="3.469cm" svg:y1="15.956cm" svg:x2="7.157cm" svg:y2="18.153cm" draw:start-shape="id1" draw:start-glue-point="2" draw:end-shape="id8" draw:end-glue-point="3" svg:d="M3469 15956c0 1465 1229 2197 3688 2197" svg:viewBox="0 0 3689 2198">
          <text:p/>
        </draw:connector>
        <draw:connector draw:style-name="gr2" draw:text-style-name="P1" draw:layer="layout" draw:type="curve" svg:x1="3.469cm" svg:y1="15.956cm" svg:x2="7.129cm" svg:y2="20.733cm" draw:start-shape="id1" draw:start-glue-point="2" draw:end-shape="id7" draw:end-glue-point="3" svg:d="M3469 15956c0 3185 1220 4777 3660 4777" svg:viewBox="0 0 3661 4778">
          <text:p/>
        </draw:connector>
        <draw:connector draw:style-name="gr2" draw:text-style-name="P1" draw:layer="layout" draw:type="curve" draw:line-skew="0.387cm" svg:x1="3.469cm" svg:y1="15.956cm" svg:x2="18.747cm" svg:y2="15.966cm" draw:start-shape="id1" draw:start-glue-point="2" draw:end-shape="id22" draw:end-glue-point="2" svg:d="M3469 15956c0 1347 15278 1342 15278 10" svg:viewBox="0 0 15279 1011">
          <text:p/>
        </draw:connector>
        <draw:connector draw:style-name="gr2" draw:text-style-name="P1" draw:layer="layout" draw:type="curve" svg:x1="3.469cm" svg:y1="15.956cm" svg:x2="7.114cm" svg:y2="23.394cm" draw:start-shape="id1" draw:start-glue-point="2" draw:end-shape="id6" draw:end-glue-point="3" svg:d="M3469 15956c0 4959 1215 7438 3645 7438" svg:viewBox="0 0 3646 7439">
          <text:p/>
        </draw:connector>
        <draw:custom-shape draw:style-name="gr7" draw:text-style-name="P2" xml:id="id21" draw:id="id21" draw:layer="layout" svg:width="5.861cm" svg:height="1.36cm" svg:x="16.818cm" svg:y="18.18cm">
          <text:p text:style-name="P1"><text:span text:style-name="T1">EditorWidgetTypeCheckmar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8" draw:id="id8" draw:layer="layout" svg:width="5.529cm" svg:height="1.36cm" svg:x="7.157cm" svg:y="17.473cm">
          <text:p text:style-name="P1"><text:span text:style-name="T1">EditorWidgetTypeTextEd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9.921cm" svg:y1="20.053cm" svg:x2="9.921cm" svg:y2="18.833cm" draw:start-shape="id7" draw:start-glue-point="0" draw:end-shape="id8" svg:d="M9921 20053v-1220" svg:viewBox="0 0 1 1221">
          <text:p/>
        </draw:connector>
        <draw:frame draw:style-name="gr21" draw:text-style-name="P1" draw:layer="layout" svg:width="2.079cm" svg:height="0.573cm" svg:x="4.193cm" svg:y="16.051cm">
          <draw:text-box>
            <text:p text:style-name="P1"><text:span text:style-name="T2">Create (1,1)</text:span></text:p>
          </draw:text-box>
        </draw:frame>
        <draw:connector draw:style-name="gr2" draw:text-style-name="P1" draw:layer="layout" draw:type="curve" draw:line-skew="-0.625cm" svg:x1="3.469cm" svg:y1="15.956cm" svg:x2="19.748cm" svg:y2="19.54cm" draw:start-shape="id1" draw:start-glue-point="2" draw:end-shape="id21" draw:end-glue-point="2" svg:d="M3469 15956c0 5190 16279 3398 16279 3584" svg:viewBox="0 0 16280 3738">
          <text:p/>
        </draw:connector>
        <draw:custom-shape draw:style-name="gr6" draw:text-style-name="P2" xml:id="id23" draw:id="id23" draw:layer="layout" svg:width="5.59cm" svg:height="1.355cm" svg:x="19.232cm" svg:y="6.407cm">
          <text:p text:style-name="P1"><text:span text:style-name="T1">ServerAccessCallba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svg:x1="20.723cm" svg:y1="9.136cm" svg:x2="22.027cm" svg:y2="7.762cm" draw:start-shape="id13" draw:start-glue-point="0" draw:end-shape="id23" draw:end-glue-point="2" svg:d="M20723 9136v-688h1304v-686" svg:viewBox="0 0 1305 1375">
          <text:p/>
        </draw:connector>
        <draw:frame draw:style-name="gr14" draw:text-style-name="P4" draw:layer="layout" svg:width="2.159cm" svg:height="0.627cm" svg:x="22.091cm" svg:y="8.055cm">
          <draw:text-box>
            <text:p text:style-name="P4"><text:span text:style-name="T2">Inherits</text:span></text:p>
          </draw:text-box>
        </draw:frame>
        <draw:custom-shape draw:style-name="gr6" draw:text-style-name="P2" xml:id="id24" draw:id="id24" draw:layer="layout" svg:width="3.278cm" svg:height="1.355cm" svg:x="13.46cm" svg:y="9.74cm">
          <text:p text:style-name="P1"><text:span text:style-name="T1">ServerAc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draw:type="curve" svg:x1="16.818cm" svg:y1="12.47cm" svg:x2="15.099cm" svg:y2="11.095cm" draw:start-shape="id14" draw:start-glue-point="3" draw:end-shape="id24" draw:end-glue-point="2" svg:d="M16818 12470c-1146 0-1719-458-1719-1375" svg:viewBox="0 0 1720 1376">
          <text:p/>
        </draw:connector>
        <draw:frame draw:style-name="gr21" draw:text-style-name="P1" draw:layer="layout" svg:width="2.079cm" svg:height="0.573cm" svg:x="15.169cm" svg:y="11.25cm">
          <draw:text-box>
            <text:p text:style-name="P1"><text:span text:style-name="T2">Create (1,1)</text:span></text:p>
          </draw:text-box>
        </draw:frame>
        <draw:connector draw:style-name="gr23" draw:text-style-name="P1" draw:layer="layout" svg:x1="16.738cm" svg:y1="10.417cm" svg:x2="19.232cm" svg:y2="7.084cm" draw:start-shape="id24" draw:start-glue-point="1" draw:end-shape="id23" svg:d="M16738 10417h1247v-3333h1247" svg:viewBox="0 0 2495 3334">
          <text:p/>
        </draw:connector>
        <draw:custom-shape draw:style-name="gr7" draw:text-style-name="P2" xml:id="id3" draw:id="id3" draw:layer="layout" svg:width="5.861cm" svg:height="1.36cm" svg:x="16.818cm" svg:y="20.58cm">
          <text:p text:style-name="P1"><text:span text:style-name="T1">EditorWidgetTypeRadi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svg:x1="16.818cm" svg:y1="21.26cm" svg:x2="11.909cm" svg:y2="12.464cm" draw:start-shape="id3" draw:start-glue-point="3" draw:end-shape="id10" draw:end-glue-point="1" svg:d="M16818 21260h-2455v-8796h-2454" svg:viewBox="0 0 4910 8797">
          <text:p/>
        </draw:connector>
        <draw:custom-shape draw:style-name="gr7" draw:text-style-name="P2" xml:id="id4" draw:id="id4" draw:layer="layout" svg:width="5.861cm" svg:height="1.36cm" svg:x="16.818cm" svg:y="23.08cm">
          <text:p text:style-name="P1"><text:span text:style-name="T1">EditorWidgetTypeSil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4" draw:text-style-name="P1" draw:layer="layout" svg:x1="16.818cm" svg:y1="23.76cm" svg:x2="11.909cm" svg:y2="12.464cm" draw:start-shape="id4" draw:start-glue-point="3" draw:end-shape="id10" draw:end-glue-point="1" svg:d="M16818 23760h-2455v-11296h-2454" svg:viewBox="0 0 4910 11297">
          <text:p/>
        </draw:connector>
        <draw:custom-shape draw:style-name="gr7" draw:text-style-name="P2" xml:id="id2" draw:id="id2" draw:layer="layout" svg:width="5.861cm" svg:height="1.36cm" svg:x="16.818cm" svg:y="25.38cm">
          <text:p text:style-name="P1"><text:span text:style-name="T1">EditorWidgetTypeHidd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1" draw:layer="layout" svg:x1="16.818cm" svg:y1="26.06cm" svg:x2="11.909cm" svg:y2="12.464cm" draw:start-shape="id2" draw:start-glue-point="3" draw:end-shape="id10" draw:end-glue-point="1" svg:d="M16818 26060h-2455v-13596h-2454" svg:viewBox="0 0 4910 13597">
          <text:p/>
        </draw:connector>
        <draw:connector draw:style-name="gr26" draw:text-style-name="P1" draw:layer="layout" draw:line-skew="-0.386cm" svg:x1="9.92cm" svg:y1="9.381cm" svg:x2="22.027cm" svg:y2="6.407cm" draw:start-shape="id16" draw:start-glue-point="0" draw:end-shape="id23" draw:end-glue-point="0" svg:d="M9920 9381v-3862h12107v888" svg:viewBox="0 0 12108 3863">
          <text:p/>
        </draw:connector>
        <draw:frame draw:style-name="gr14" draw:text-style-name="P4" draw:layer="layout" svg:width="2.159cm" svg:height="0.627cm" svg:x="10.021cm" svg:y="8.51cm">
          <draw:text-box>
            <text:p text:style-name="P4"><text:span text:style-name="T2">Inherits</text:span></text:p>
          </draw:text-box>
        </draw:frame>
        <draw:custom-shape draw:style-name="gr7" draw:text-style-name="P2" xml:id="id25" draw:id="id25" draw:layer="layout" svg:width="8.391cm" svg:height="1.36cm" svg:x="18.353cm" svg:y="16.429cm">
          <text:p text:style-name="P1"><text:span text:style-name="T1">EditorWidgetTypeDroppedFileWithPre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4" draw:layer="layout" svg:width="2.159cm" svg:height="0.627cm" svg:x="15.187cm" svg:y="20.609cm">
          <draw:text-box>
            <text:p text:style-name="P4"><text:span text:style-name="T2">Inherits</text:span></text:p>
          </draw:text-box>
        </draw:frame>
        <draw:frame draw:style-name="gr14" draw:text-style-name="P4" draw:layer="layout" svg:width="2.159cm" svg:height="0.627cm" svg:x="15.262cm" svg:y="23.067cm">
          <draw:text-box>
            <text:p text:style-name="P4"><text:span text:style-name="T2">Inherits</text:span></text:p>
          </draw:text-box>
        </draw:frame>
        <draw:frame draw:style-name="gr14" draw:text-style-name="P4" draw:layer="layout" svg:width="2.159cm" svg:height="0.627cm" svg:x="15.451cm" svg:y="25.448cm">
          <draw:text-box>
            <text:p text:style-name="P4"><text:span text:style-name="T2">Inherits</text:span></text:p>
          </draw:text-box>
        </draw:frame>
        <draw:connector draw:style-name="gr26" draw:text-style-name="P1" draw:layer="layout" svg:x1="22.548cm" svg:y1="16.429cm" svg:x2="21.677cm" svg:y2="15.286cm" draw:start-shape="id25" draw:start-glue-point="0" draw:end-shape="id22" draw:end-glue-point="1" svg:d="M22548 16429v-1143h-871" svg:viewBox="0 0 872 1144">
          <text:p/>
        </draw:connector>
        <draw:frame draw:style-name="gr14" draw:text-style-name="P4" draw:layer="layout" svg:width="2.159cm" svg:height="0.627cm" svg:x="22.633cm" svg:y="15.734cm">
          <draw:text-box>
            <text:p text:style-name="P4"><text:span text:style-name="T2">Inherits</text:span></text:p>
          </draw:text-box>
        </draw:frame>
        <draw:connector draw:style-name="gr1" draw:text-style-name="P1" draw:layer="layout" draw:type="curve" svg:x1="3.469cm" svg:y1="15.956cm" svg:x2="18.353cm" svg:y2="17.109cm" draw:start-shape="id1" draw:start-glue-point="2" draw:end-shape="id25" draw:end-glue-point="3" svg:d="M3469 15956c0 769 4961 1153 14884 1153" svg:viewBox="0 0 14885 115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2256" svg:d="M1127 2120l-449-2006-9-42-25-39-38-25-38-8-43 8-38 25-25 39-9 42-449 2006v13l-4 9 9 42 25 38 38 25 42 9h903l42-9 38-25 26-38 8-42v-9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is Wilke</meta:initial-creator>
    <meta:creation-date>2014-04-11T23:12:09.919519308</meta:creation-date>
    <dc:date>2014-11-26T16:00:01.683345027</dc:date>
    <dc:creator>Alexis Wilke</dc:creator>
    <meta:editing-duration>PT1H37M16S</meta:editing-duration>
    <meta:editing-cycles>13</meta:editing-cycles>
    <meta:generator>LibreOffice/4.2.7.2$Linux_X86_64 LibreOffice_project/420m0$Build-2</meta:generator>
    <meta:document-statistic meta:object-count="107"/>
  </office:meta>
</office:document-meta>
</file>